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2.937cm" style:rel-column-width="1665*"/>
    </style:style>
    <style:style style:name="Таблица1.B" style:family="table-column">
      <style:table-column-properties style:column-width="2.249cm" style:rel-column-width="1275*"/>
    </style:style>
    <style:style style:name="Таблица1.C" style:family="table-column">
      <style:table-column-properties style:column-width="7.564cm" style:rel-column-width="4288*"/>
    </style:style>
    <style:style style:name="Таблица1.D" style:family="table-column">
      <style:table-column-properties style:column-width="4.263cm" style:rel-column-width="241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4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979cm" style:rel-column-width="555*"/>
    </style:style>
    <style:style style:name="Таблица2.B" style:family="table-column">
      <style:table-column-properties style:column-width="16.034cm" style:rel-column-width="9090*"/>
    </style:style>
    <style:style style:name="Таблица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2" style:family="paragraph" style:parent-style-name="Text_20_body" style:list-style-name="L2">
      <style:paragraph-properties fo:margin-top="0cm" fo:margin-bottom="0cm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3" style:family="paragraph" style:parent-style-name="Preformatted_20_Text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4" style:family="paragraph" style:parent-style-name="Preformatted_20_Text"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5" style:family="paragraph" style:parent-style-name="Preformatted_20_Text">
      <style:text-properties fo:language="en" fo:country="US"/>
    </style:style>
    <style:style style:name="P6" style:family="paragraph" style:parent-style-name="Table_20_Contents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7" style:family="paragraph" style:parent-style-name="Table_20_Contents"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Heading_20_1">
      <style:text-properties fo:language="en" fo:country="US"/>
    </style:style>
    <style:style style:name="P10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acket structure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reformatted_20_Text"><text:span text:style-name="T1">f</text:span>lags</text:p>
          </table:table-cell>
          <table:table-cell table:style-name="Таблица1.A1" office:value-type="string">
            <text:p text:style-name="P7">1b</text:p>
          </table:table-cell>
          <table:table-cell table:style-name="Таблица1.A1" office:value-type="string">
            <text:p text:style-name="P7">Notification flags</text:p>
          </table:table-cell>
          <table:table-cell table:style-name="Таблица1.D1" table:number-rows-spanned="3" office:value-type="string">
            <text:p text:style-name="P7">Route segment</text:p>
          </table:table-cell>
        </table:table-row>
        <table:table-row>
          <table:table-cell table:style-name="Таблица1.A2" office:value-type="string">
            <text:p text:style-name="P7">dest</text:p>
          </table:table-cell>
          <table:table-cell table:style-name="Таблица1.A2" office:value-type="string">
            <text:p text:style-name="P7">1b</text:p>
          </table:table-cell>
          <table:table-cell table:style-name="Таблица1.A2" office:value-type="string">
            <text:p text:style-name="P4">Destination module global id</text:p>
          </table:table-cell>
          <table:covered-table-cell/>
        </table:table-row>
        <table:table-row>
          <table:table-cell table:style-name="Таблица1.A2" office:value-type="string">
            <text:p text:style-name="Preformatted_20_Text"><text:span text:style-name="T1">s</text:span>ize</text:p>
          </table:table-cell>
          <table:table-cell table:style-name="Таблица1.A2" office:value-type="string">
            <text:p text:style-name="P3">0-2b</text:p>
          </table:table-cell>
          <table:table-cell table:style-name="Таблица1.A2" office:value-type="string">
            <text:p text:style-name="P3">Sizeof all `packet`</text:p>
          </table:table-cell>
          <table:covered-table-cell/>
        </table:table-row>
        <table:table-row>
          <table:table-cell table:style-name="Таблица1.A2" office:value-type="string">
            <text:p text:style-name="P3"><text:span text:style-name="T1">e</text:span>vent</text:p>
          </table:table-cell>
          <table:table-cell table:style-name="Таблица1.A2" office:value-type="string">
            <text:p text:style-name="P7">2b</text:p>
          </table:table-cell>
          <table:table-cell table:style-name="Таблица1.A2" office:value-type="string">
            <text:p text:style-name="P3">Event global id</text:p>
          </table:table-cell>
          <table:table-cell table:style-name="Таблица1.D4" table:number-rows-spanned="3" office:value-type="string">
            <text:p text:style-name="P3">Event segment</text:p>
          </table:table-cell>
        </table:table-row>
        <table:table-row>
          <table:table-cell table:style-name="Таблица1.A2" office:value-type="string">
            <text:p text:style-name="P3">module</text:p>
          </table:table-cell>
          <table:table-cell table:style-name="Таблица1.A2" office:value-type="string">
            <text:p text:style-name="P7">1b</text:p>
          </table:table-cell>
          <table:table-cell table:style-name="Таблица1.A2" office:value-type="string">
            <text:p text:style-name="P3">Module global id</text:p>
          </table:table-cell>
          <table:covered-table-cell/>
        </table:table-row>
        <table:table-row>
          <table:table-cell table:style-name="Таблица1.A2" office:value-type="string">
            <text:p text:style-name="P3">instance</text:p>
          </table:table-cell>
          <table:table-cell table:style-name="Таблица1.A2" office:value-type="string">
            <text:p text:style-name="P7">2b</text:p>
          </table:table-cell>
          <table:table-cell table:style-name="Таблица1.A2" office:value-type="string">
            <text:p text:style-name="P3">Instance global id</text:p>
          </table:table-cell>
          <table:covered-table-cell/>
        </table:table-row>
        <table:table-row>
          <table:table-cell table:style-name="Таблица1.A2" office:value-type="string">
            <text:p text:style-name="P3"><text:span text:style-name="T1">p</text:span>ayload</text:p>
          </table:table-cell>
          <table:table-cell table:style-name="Таблица1.A2" office:value-type="string">
            <text:p text:style-name="P3">…</text:p>
          </table:table-cell>
          <table:table-cell table:style-name="Таблица1.A2" office:value-type="string">
            <text:p text:style-name="P3">Array of user bytes</text:p>
          </table:table-cell>
          <table:table-cell table:style-name="Таблица1.D4" office:value-type="string">
            <text:p text:style-name="P3">Payload segment</text:p>
          </table:table-cell>
        </table:table-row>
      </table:table>
      <text:p text:style-name="Preformatted_20_Text"/>
      <text:p text:style-name="Preformatted_20_Text"/>
      <text:h text:style-name="P10" text:outline-level="3">Flags byte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float" office:value="0">
            <text:p text:style-name="P8">0</text:p>
          </table:table-cell>
          <table:table-cell table:style-name="Таблица2.B1" table:number-rows-spanned="2" office:value-type="string">
            <text:p text:style-name="Preformatted_20_Text">Count of bytes size@route_segment</text:p>
          </table:table-cell>
        </table:table-row>
        <table:table-row>
          <table:table-cell table:style-name="Таблица2.A2" office:value-type="float" office:value="1">
            <text:p text:style-name="P8">1</text:p>
          </table:table-cell>
          <table:covered-table-cell/>
        </table:table-row>
        <table:table-row>
          <table:table-cell table:style-name="Таблица2.A2" office:value-type="float" office:value="2">
            <text:p text:style-name="P8">2</text:p>
          </table:table-cell>
          <table:table-cell table:style-name="Таблица2.B3" office:value-type="string">
            <text:p text:style-name="Preformatted_20_Text">Reserved (is master packet)</text:p>
          </table:table-cell>
        </table:table-row>
        <table:table-row>
          <table:table-cell table:style-name="Таблица2.A2" office:value-type="float" office:value="3">
            <text:p text:style-name="P8">3</text:p>
          </table:table-cell>
          <table:table-cell table:style-name="Таблица2.B3" table:number-rows-spanned="2" office:value-type="string">
            <text:p text:style-name="Preformatted_20_Text">Ring/range</text:p>
          </table:table-cell>
        </table:table-row>
        <table:table-row>
          <table:table-cell table:style-name="Таблица2.A2" office:value-type="float" office:value="4">
            <text:p text:style-name="P8">4</text:p>
          </table:table-cell>
          <table:covered-table-cell/>
        </table:table-row>
        <table:table-row>
          <table:table-cell table:style-name="Таблица2.A2" office:value-type="float" office:value="5">
            <text:p text:style-name="P8">5</text:p>
          </table:table-cell>
          <table:table-cell table:style-name="Таблица2.B3" table:number-rows-spanned="2" office:value-type="string">
            <text:p text:style-name="P5">Event level/state</text:p>
          </table:table-cell>
        </table:table-row>
        <table:table-row>
          <table:table-cell table:style-name="Таблица2.A2" office:value-type="float" office:value="6">
            <text:p text:style-name="P8">6</text:p>
          </table:table-cell>
          <table:covered-table-cell/>
        </table:table-row>
        <table:table-row>
          <table:table-cell table:style-name="Таблица2.A2" office:value-type="float" office:value="7">
            <text:p text:style-name="P8">7</text:p>
          </table:table-cell>
          <table:table-cell table:style-name="Таблица2.B3" office:value-type="string">
            <text:p text:style-name="Preformatted_20_Text">Reserved</text:p>
          </table:table-cell>
        </table:table-row>
      </table:table>
      <text:p text:style-name="Text_20_body"><text:span text:style-name="T1"/></text:p>
      <text:h text:style-name="Heading_20_3" text:outline-level="3"><text:span text:style-name="T1">Determine payload length</text:span></text:h>
      <text:p text:style-name="Preformatted_20_Text">int bytes_of_sizeof = array[0] &amp; 3;</text:p>
      <text:p text:style-name="Preformatted_20_Text">assert(length != 3);<text:line-break/></text:p>
      <text:p text:style-name="Preformatted_20_Text">if (!bytes_of_sizeof)</text:p>
      <text:p text:style-name="Preformatted_20_Text"><text:s text:c="2"/>return 0;</text:p>
      <text:p text:style-name="Preformatted_20_Text">if (bytes_of_sizeof == 1)</text:p>
      <text:p text:style-name="Preformatted_20_Text"><text:s text:c="2"/>return array[2];</text:p>
      <text:p text:style-name="Preformatted_20_Text">return *(short *)(array + 2);<text:line-break/></text:p>
      <text:h text:style-name="P9" text:outline-level="1">Reserved values</text:h>
      <text:p text:style-name="Standard"><text:bookmark text:name="docs-internal-guid-301abf5b-9bf9-29c1-1466-8bbe50666542"/></text:p>
      <text:list xml:id="list8453377706292937631" text:style-name="L2">
        <text:list-item>
          <text:p text:style-name="P1">instance</text:p>
          <text:list>
            <text:list-item>
              <text:p text:style-name="P1">0 - broadcast</text:p>
            </text:list-item>
            <text:list-item>
              <text:p text:style-name="P1">1 - master</text:p>
            </text:list-item>
            <text:list-item>
              <text:p text:style-name="P1">2 - controller</text:p>
            </text:list-item>
            <text:list-item>
              <text:p text:style-name="P1">3-15 - reserved</text:p>
            </text:list-item>
          </text:list>
        </text:list-item>
        <text:list-item>
          <text:p text:style-name="P1">module</text:p>
          <text:list>
            <text:list-item>
              <text:p text:style-name="P1">0 - broadcast</text:p>
            </text:list-item>
            <text:list-item>
              <text:p text:style-name="P1">1 - modules heartbeat</text:p>
            </text:list-item>
            <text:list-item>
              <text:p text:style-name="P1">2-15 - reserved</text:p>
            </text:list-item>
          </text:list>
        </text:list-item>
        <text:list-item>
          <text:p text:style-name="P1"><text:soft-page-break/>event</text:p>
          <text:list>
            <text:list-item>
              <text:p text:style-name="P1">0 - broadcast</text:p>
            </text:list-item>
            <text:list-item>
              <text:p text:style-name="P1">1 - instance up</text:p>
            </text:list-item>
            <text:list-item>
              <text:p text:style-name="P1">2 - module up</text:p>
            </text:list-item>
            <text:list-item>
              <text:p text:style-name="P1">3 - event register</text:p>
            </text:list-item>
            <text:list-item>
              <text:p text:style-name="P1">4 - listen</text:p>
            </text:list-item>
            <text:list-item>
              <text:p text:style-name="P1">6,7 - module, event name lookup</text:p>
            </text:list-item>
            <text:list-item>
              <text:p text:style-name="P1">8,9 - module, event global ID request</text:p>
            </text:list-item>
            <text:list-item>
              <text:p text:style-name="P2">10-15 - reserved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ru" style:country-asian="RU" style:font-name-complex="Manga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3T07:54:34.92</dc:date>
    <meta:generator>OpenOffice.org/3.4.1$Win32 OpenOffice.org_project/341m1$Build-9593</meta:generator>
    <meta:editing-duration>PT22M5S</meta:editing-duration>
    <meta:editing-cycles>5</meta:editing-cycles>
    <meta:document-statistic meta:table-count="2" meta:image-count="0" meta:object-count="0" meta:page-count="2" meta:paragraph-count="66" meta:word-count="172" meta:character-count="848"/>
  </office:meta>
</office:document-meta>
</file>